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ize="14pt" style:font-size-asian="14pt" style:font-size-complex="14pt"/>
    </style:style>
    <style:style style:name="P2" style:family="paragraph" style:parent-style-name="Text_20_body">
      <style:paragraph-properties fo:margin-left="0in" fo:margin-right="0in" fo:margin-top="0in" fo:margin-bottom="0.139in" fo:widows="1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3" style:family="paragraph" style:parent-style-name="Text_20_body">
      <style:text-properties style:font-name="Times New Roman" fo:font-size="14pt" style:font-size-asian="14pt" style:font-size-complex="14pt"/>
    </style:style>
    <style:style style:name="P4" style:family="paragraph" style:parent-style-name="Text_20_body" style:list-style-name="L1">
      <style:text-properties style:font-name="Times New Roman" fo:font-size="14pt" style:font-size-asian="14pt" style:font-size-complex="14pt"/>
    </style:style>
    <style:style style:name="P5" style:family="paragraph" style:parent-style-name="Standard" style:list-style-name="L2"/>
    <style:style style:name="T1" style:family="text">
      <style:text-properties fo:font-variant="normal" fo:text-transform="none" style:font-name="Times New Roman" fo:font-size="14pt" fo:letter-spacing="normal" fo:language="uk" fo:country="UA" fo:font-weight="bold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2" style:family="text">
      <style:text-properties fo:font-variant="normal" fo:text-transform="none" style:font-name="Times New Roman" fo:font-size="14pt" fo:letter-spacing="normal" fo:language="uk" fo:country="UA" fo:font-style="normal" fo:font-weight="normal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3" style:family="text">
      <style:text-properties fo:font-variant="normal" fo:text-transform="none" fo:color="#000000" style:font-name="Times New Roman" fo:font-size="14pt" fo:letter-spacing="normal" fo:language="uk" fo:country="UA" fo:font-weight="bold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4" style:family="text">
      <style:text-properties fo:font-variant="normal" fo:text-transform="none" fo:color="#000000" style:font-name="Times New Roman" fo:font-size="14pt" fo:letter-spacing="normal" fo:language="uk" fo:country="UA" fo:font-style="normal" fo:font-weight="normal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5" style:family="text">
      <style:text-properties fo:font-variant="normal" fo:text-transform="none" fo:color="#000000" style:font-name="Times New Roman" fo:font-size="14pt" fo:letter-spacing="normal" fo:language="uk" fo:country="UA" fo:font-style="normal" fo:font-weight="bold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6" style:family="text">
      <style:text-properties fo:language="uk" fo:country="UA"/>
    </style:style>
    <style:style style:name="T7" style:family="text">
      <style:text-properties fo:font-size="32pt" fo:language="uk" fo:country="UA" fo:font-weight="bold" fo:background-color="transparent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8" style:family="text">
      <style:text-properties style:font-name="Times New Roman" fo:font-size="14pt" fo:language="uk" fo:country="UA" fo:font-weight="bold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9" style:family="text">
      <style:text-properties fo:color="#000000" fo:font-size="32pt" fo:language="uk" fo:country="UA" fo:font-weight="bold" fo:background-color="transparent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10" style:family="text">
      <style:text-properties fo:color="#000000" style:font-name="Times New Roman" fo:font-size="14pt" fo:language="uk" fo:country="UA" fo:font-weight="bold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9">9.11</text:span><text:span text:style-name="T10"> </text:span><text:span text:style-name="T3"><text:s text:c="3"/></text:span><text:span text:style-name="T5">Технічний канал витоку інформації –</text:span><text:span text:style-name="T4"> це сукупність небезпечних фізичних сигналів, середи їх розповсюдження та зберігання, об’єкту технічної розвідки й способів і засобів технічної розвідки, що можуть бути застосовані для зняття інформації з об’єкту, що охороняється [8]. </text:span><text:span text:style-name="T5">Небезпечний фізичний сигнал</text:span><text:span text:style-name="T4"> (небезпечний сигнал) – це сигнал, що мі- стить інформацію, яку необхідно захищати. В нашій країні прийнято поділяти ТКВІ за наступною класифікацією:</text:span></text:p>
      <text:list xml:id="list2022139497" text:style-name="L2">
        <text:list-item>
          <text:p text:style-name="P5"><text:span text:style-name="T4">радіотехнічні канали витоку інформації, куди входять, по-перше, відкриті канали радіотехнічного зв’язку та, по-друге, канали, що утворюються за рахунок паразитних випромінювань та наводок; </text:span></text:p>
        </text:list-item>
        <text:list-item>
          <text:p text:style-name="P5"><text:span text:style-name="T4">акустичні канали витоку інформації, куди входять також канали з акустично-електричними перетвореннями; </text:span></text:p>
        </text:list-item>
        <text:list-item>
          <text:p text:style-name="P5"><text:span text:style-name="T4">оптичні канали витоку інформації;</text:span></text:p>
        </text:list-item>
        <text:list-item>
          <text:p text:style-name="P5"><text:span text:style-name="T4">речовий канал витоку інформації, який визначається людським фактором [8].</text:span></text:p>
        </text:list-item>
      </text:list>
      <text:p text:style-name="P1"><text:tab/></text:p>
      <text:p text:style-name="P1">ТКВІ можуть бути <text:span text:style-name="T11">природними</text:span> та <text:span text:style-name="T11">штучними</text:span>, в тому числі створеними навмисно. <text:lin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" style:font-size-asian="12pt" style:font-weight-asian="bold" style:font-name-complex="Lohit Hindi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Стиль_20_Заголовок_20_2_20__2b__20_по_20_ширине_20_Перед_3a__20__20_6_20_пт_20_После_3a__20__20_0_20_пт" style:display-name="Стиль Заголовок 2 + по ширине Перед:  6 пт После:  0 пт" style:family="paragraph" style:parent-style-name="Heading_20_2" style:default-outline-level="" style:list-style-name="">
      <style:paragraph-properties fo:margin="100%" fo:margin-left="0in" fo:margin-right="0in" fo:margin-top="0.1665in" fo:margin-bottom="0in" fo:text-align="justify" style:justify-single-word="false" fo:text-indent="0.3937in" style:auto-text-indent="false"/>
      <style:text-properties fo:font-weight="bold" style:font-weight-asian="bold" style:font-weight-complex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0T21:20:28</dc:date>
    <dc:creator>mark </dc:creator>
    <meta:editing-duration>PT40M18S</meta:editing-duration>
    <meta:editing-cycles>59</meta:editing-cycles>
    <meta:document-statistic meta:table-count="0" meta:image-count="0" meta:object-count="0" meta:page-count="1" meta:paragraph-count="7" meta:word-count="120" meta:character-count="931" meta:non-whitespace-character-count="811"/>
  </office:meta>
</office:document-meta>
</file>